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ru" fo:country="RU" fo:font-style="normal" fo:font-weight="bold" officeooo:rsid="001737e5" officeooo:paragraph-rsid="001737e5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 fo:font-style="normal" fo:font-weight="bold" officeooo:rsid="001c264c" officeooo:paragraph-rsid="001c264c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fo:font-style="normal" fo:font-weight="normal" officeooo:rsid="001737e5" officeooo:paragraph-rsid="001737e5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fo:font-style="normal" fo:font-weight="normal" officeooo:rsid="001c264c" officeooo:paragraph-rsid="001c264c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language="ru" fo:country="RU" fo:font-style="normal" fo:font-weight="normal" officeooo:rsid="001c264c" officeooo:paragraph-rsid="001c264c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 style:master-page-name="">
      <style:paragraph-properties fo:margin-left="-1.111cm" fo:margin-right="0cm" fo:text-align="start" style:justify-single-word="false" fo:text-indent="0cm" style:auto-text-indent="false" style:page-number="auto">
        <style:tab-stops>
          <style:tab-stop style:position="0.476cm"/>
        </style:tab-stops>
      </style:paragraph-properties>
      <style:text-properties fo:font-size="14pt" fo:language="ru" fo:country="RU" fo:font-style="normal" fo:font-weight="normal" officeooo:rsid="001c264c" officeooo:paragraph-rsid="001c264c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 style:master-page-name="">
      <style:paragraph-properties fo:margin-left="-1.085cm" fo:margin-right="0cm" fo:text-align="start" style:justify-single-word="false" fo:text-indent="0cm" style:auto-text-indent="false" style:page-number="auto"/>
      <style:text-properties fo:font-size="14pt" fo:language="ru" fo:country="RU" fo:font-style="normal" fo:font-weight="normal" officeooo:rsid="001c264c" officeooo:paragraph-rsid="001c264c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 style:master-page-name="">
      <style:paragraph-properties fo:margin-left="-1.032cm" fo:margin-right="0cm" fo:text-align="start" style:justify-single-word="false" fo:text-indent="0cm" style:auto-text-indent="false" style:page-number="auto"/>
      <style:text-properties fo:font-size="14pt" fo:language="ru" fo:country="RU" fo:font-style="normal" fo:font-weight="normal" officeooo:rsid="001c264c" officeooo:paragraph-rsid="001c264c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-1.005cm" fo:margin-right="0cm" fo:text-align="start" style:justify-single-word="false" fo:text-indent="0cm" style:auto-text-indent="false"/>
      <style:text-properties fo:font-size="14pt" fo:language="ru" fo:country="RU" fo:font-style="normal" fo:font-weight="normal" officeooo:rsid="001c264c" officeooo:paragraph-rsid="001c264c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 style:master-page-name="">
      <style:paragraph-properties fo:margin-left="-0.926cm" fo:margin-right="0cm" fo:text-align="start" style:justify-single-word="false" fo:text-indent="0cm" style:auto-text-indent="false" style:page-number="auto"/>
      <style:text-properties fo:font-size="14pt" fo:language="ru" fo:country="RU" fo:font-style="normal" fo:font-weight="normal" officeooo:rsid="001c264c" officeooo:paragraph-rsid="001c264c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-0.926cm" fo:margin-right="0cm" fo:text-align="start" style:justify-single-word="false" fo:text-indent="0cm" style:auto-text-indent="false"/>
      <style:text-properties fo:font-size="14pt" fo:language="ru" fo:country="RU" fo:font-style="normal" fo:font-weight="normal" officeooo:rsid="001c264c" officeooo:paragraph-rsid="001c264c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-0.926cm" fo:margin-right="0cm" fo:text-align="center" style:justify-single-word="false" fo:text-indent="0cm" style:auto-text-indent="false"/>
      <style:text-properties fo:font-size="14pt" fo:language="ru" fo:country="RU" fo:font-style="normal" fo:font-weight="normal" officeooo:rsid="001c700c" officeooo:paragraph-rsid="001c700c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-0.926cm" fo:margin-right="0cm" fo:text-align="justify" style:justify-single-word="false" fo:text-indent="0cm" style:auto-text-indent="false"/>
      <style:text-properties fo:font-size="14pt" fo:language="ru" fo:country="RU" fo:font-style="normal" fo:font-weight="normal" officeooo:rsid="001c700c" officeooo:paragraph-rsid="001c700c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margin-left="-0.926cm" fo:margin-right="0cm" fo:text-align="center" style:justify-single-word="false" fo:text-indent="0cm" style:auto-text-indent="false"/>
      <style:text-properties fo:font-size="14pt" fo:language="ru" fo:country="RU" fo:font-style="normal" fo:font-weight="normal" officeooo:rsid="001dfe3d" officeooo:paragraph-rsid="001dfe3d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-0.926cm" fo:margin-right="0cm" fo:text-align="justify" style:justify-single-word="false" fo:text-indent="0cm" style:auto-text-indent="false"/>
      <style:text-properties fo:font-size="14pt" fo:language="ru" fo:country="RU" fo:font-style="normal" fo:font-weight="normal" officeooo:rsid="001dfe3d" officeooo:paragraph-rsid="001dfe3d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margin-left="-0.926cm" fo:margin-right="0cm" fo:text-align="start" style:justify-single-word="false" fo:text-indent="0cm" style:auto-text-indent="false"/>
      <style:text-properties fo:font-size="14pt" fo:language="ru" fo:country="RU" fo:font-style="normal" fo:font-weight="normal" officeooo:rsid="001dfe3d" officeooo:paragraph-rsid="001dfe3d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-0.926cm" fo:margin-right="0cm" fo:text-align="center" style:justify-single-word="false" fo:text-indent="0cm" style:auto-text-indent="false"/>
      <style:text-properties fo:font-size="14pt" fo:language="ru" fo:country="RU" fo:font-style="normal" fo:font-weight="bold" officeooo:rsid="001dfe3d" officeooo:paragraph-rsid="001dfe3d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margin-left="-0.926cm" fo:margin-right="0cm" fo:text-align="justify" style:justify-single-word="false" fo:text-indent="0cm" style:auto-text-indent="false"/>
      <style:text-properties fo:font-size="14pt" fo:language="ru" fo:country="RU" fo:font-style="normal" fo:font-weight="bold" officeooo:rsid="001dfe3d" officeooo:paragraph-rsid="001dfe3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margin-left="-0.926cm" fo:margin-right="0cm" fo:text-align="justify" style:justify-single-word="false" fo:text-indent="0cm" style:auto-text-indent="false"/>
      <style:text-properties fo:font-size="14pt" fo:language="ru" fo:country="RU" fo:font-style="italic" fo:font-weight="normal" officeooo:rsid="001dfe3d" officeooo:paragraph-rsid="001dfe3d" style:font-size-asian="14pt" style:font-style-asian="italic" style:font-weight-asian="normal" style:font-size-complex="14pt" style:font-style-complex="italic" style:font-weight-complex="normal"/>
    </style:style>
    <style:style style:name="P20" style:family="paragraph" style:parent-style-name="Standard">
      <style:paragraph-properties fo:margin-left="-0.926cm" fo:margin-right="0cm" fo:text-align="start" style:justify-single-word="false" fo:text-indent="0cm" style:auto-text-indent="false"/>
      <style:text-properties fo:font-size="14pt" fo:language="ru" fo:country="RU" fo:font-style="italic" fo:font-weight="normal" officeooo:rsid="001dfe3d" officeooo:paragraph-rsid="001dfe3d" style:font-size-asian="14pt" style:font-style-asian="italic" style:font-weight-asian="normal" style:font-size-complex="14pt" style:font-style-complex="italic" style:font-weight-complex="normal"/>
    </style:style>
    <style:style style:name="P21" style:family="paragraph" style:parent-style-name="Standard" style:master-page-name="">
      <style:paragraph-properties fo:margin-left="-1.005cm" fo:margin-right="-1.164cm" fo:text-align="start" style:justify-single-word="false" fo:text-indent="0cm" style:auto-text-indent="false" style:page-number="auto"/>
      <style:text-properties fo:font-size="14pt" fo:language="ru" fo:country="RU" fo:font-style="normal" fo:font-weight="normal" officeooo:rsid="001c264c" officeooo:paragraph-rsid="001c264c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 style:master-page-name="">
      <style:paragraph-properties fo:margin-left="-1.27cm" fo:margin-right="0cm" fo:text-align="start" style:justify-single-word="false" fo:text-indent="0cm" style:auto-text-indent="false" style:page-number="auto"/>
      <style:text-properties fo:font-size="14pt" fo:language="ru" fo:country="RU" fo:font-style="normal" fo:font-weight="normal" officeooo:rsid="001c264c" officeooo:paragraph-rsid="001c264c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margin-left="-0.979cm" fo:margin-right="0cm" fo:text-align="start" style:justify-single-word="false" fo:text-indent="0cm" style:auto-text-indent="false"/>
      <style:text-properties fo:font-size="14pt" fo:language="ru" fo:country="RU" fo:font-style="italic" style:text-underline-style="solid" style:text-underline-width="auto" style:text-underline-color="font-color" fo:font-weight="normal" officeooo:rsid="001dfe3d" officeooo:paragraph-rsid="001dfe3d" style:font-size-asian="14pt" style:font-style-asian="italic" style:font-weight-asian="normal" style:font-size-complex="14pt" style:font-style-complex="italic" style:font-weight-complex="normal"/>
    </style:style>
    <style:style style:name="P24" style:family="paragraph" style:parent-style-name="Standard">
      <style:paragraph-properties fo:margin-left="-0.979cm" fo:margin-right="0cm" fo:text-align="justify" style:justify-single-word="false" fo:text-indent="0cm" style:auto-text-indent="false"/>
      <style:text-properties fo:font-size="14pt" fo:language="ru" fo:country="RU" fo:font-style="normal" style:text-underline-style="solid" style:text-underline-width="auto" style:text-underline-color="font-color" fo:font-weight="normal" officeooo:rsid="001f5def" officeooo:paragraph-rsid="001f5def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margin-left="-0.979cm" fo:margin-right="0cm" fo:text-align="justify" style:justify-single-word="false" fo:text-indent="0cm" style:auto-text-indent="false"/>
      <style:text-properties fo:font-size="14pt" fo:language="ru" fo:country="RU" fo:font-style="normal" style:text-underline-style="solid" style:text-underline-width="auto" style:text-underline-color="font-color" fo:font-weight="normal" officeooo:rsid="00201904" officeooo:paragraph-rsid="00201904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ru" fo:country="RU" fo:font-style="normal" fo:font-weight="bold" officeooo:rsid="001dfe3d" officeooo:paragraph-rsid="001dfe3d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 style:list-style-name="L14">
      <style:paragraph-properties fo:text-align="start" style:justify-single-word="false"/>
      <style:text-properties fo:font-size="14pt" fo:language="ru" fo:country="RU" fo:font-style="normal" style:text-underline-style="solid" style:text-underline-width="auto" style:text-underline-color="font-color" fo:font-weight="normal" officeooo:rsid="001dfe3d" officeooo:paragraph-rsid="001dfe3d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 style:list-style-name="L14">
      <style:paragraph-properties fo:text-align="start" style:justify-single-word="false"/>
      <style:text-properties fo:font-size="14pt" fo:language="ru" fo:country="RU" fo:font-style="normal" style:text-underline-style="none" fo:font-weight="normal" officeooo:rsid="001dfe3d" officeooo:paragraph-rsid="001dfe3d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language="ru" fo:country="RU" fo:font-style="normal" style:text-underline-style="none" fo:font-weight="normal" officeooo:rsid="001dfe3d" officeooo:paragraph-rsid="001dfe3d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4pt" fo:language="ru" fo:country="RU" fo:font-style="normal" style:text-underline-style="none" fo:font-weight="normal" officeooo:rsid="001dfe3d" officeooo:paragraph-rsid="001dfe3d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4pt" fo:language="ru" fo:country="RU" fo:font-style="normal" style:text-underline-style="none" fo:font-weight="bold" officeooo:rsid="001dfe3d" officeooo:paragraph-rsid="001dfe3d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fo:language="ru" fo:country="RU" fo:font-style="normal" style:text-underline-style="none" fo:font-weight="bold" officeooo:rsid="001dfe3d" officeooo:paragraph-rsid="001dfe3d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 style:master-page-name="">
      <style:paragraph-properties fo:margin-left="-0.979cm" fo:margin-right="0cm" fo:text-align="start" style:justify-single-word="false" fo:text-indent="0cm" style:auto-text-indent="false" style:page-number="auto"/>
      <style:text-properties fo:font-size="14pt" fo:language="ru" fo:country="RU" fo:font-style="italic" style:text-underline-style="none" fo:font-weight="normal" officeooo:rsid="001dfe3d" officeooo:paragraph-rsid="001dfe3d" style:font-size-asian="14pt" style:font-style-asian="italic" style:font-weight-asian="normal" style:font-size-complex="14pt" style:font-style-complex="italic" style:font-weight-complex="normal"/>
    </style:style>
    <style:style style:name="P34" style:family="paragraph" style:parent-style-name="Standard">
      <style:paragraph-properties fo:margin-left="-0.979cm" fo:margin-right="0cm" fo:text-align="start" style:justify-single-word="false" fo:text-indent="0cm" style:auto-text-indent="false"/>
      <style:text-properties fo:font-size="14pt" fo:language="ru" fo:country="RU" fo:font-style="normal" style:text-underline-style="none" fo:font-weight="normal" officeooo:rsid="001f5def" officeooo:paragraph-rsid="001dfe3d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margin-left="-0.979cm" fo:margin-right="0cm" fo:text-align="justify" style:justify-single-word="false" fo:text-indent="0cm" style:auto-text-indent="false"/>
      <style:text-properties fo:font-size="14pt" fo:language="ru" fo:country="RU" fo:font-style="normal" style:text-underline-style="none" fo:font-weight="normal" officeooo:rsid="001f5def" officeooo:paragraph-rsid="001f5def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margin-left="-0.979cm" fo:margin-right="0cm" fo:text-align="justify" style:justify-single-word="false" fo:text-indent="0cm" style:auto-text-indent="false"/>
      <style:text-properties fo:font-size="14pt" fo:language="ru" fo:country="RU" fo:font-style="normal" style:text-underline-style="none" fo:font-weight="normal" officeooo:rsid="00201904" officeooo:paragraph-rsid="001f5def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margin-left="-0.979cm" fo:margin-right="0cm" fo:text-align="justify" style:justify-single-word="false" fo:text-indent="0cm" style:auto-text-indent="false"/>
      <style:text-properties fo:font-size="14pt" fo:language="ru" fo:country="RU" fo:font-style="normal" style:text-underline-style="none" fo:font-weight="normal" officeooo:rsid="00201904" officeooo:paragraph-rsid="00201904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margin-left="-0.979cm" fo:margin-right="0cm" fo:text-align="justify" style:justify-single-word="false" fo:text-indent="0cm" style:auto-text-indent="false"/>
      <style:text-properties fo:font-size="14pt" fo:language="ru" fo:country="RU" fo:font-style="normal" style:text-underline-style="none" fo:font-weight="normal" officeooo:rsid="00209a14" officeooo:paragraph-rsid="00201904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margin-left="-0.979cm" fo:margin-right="0cm" fo:text-align="justify" style:justify-single-word="false" fo:text-indent="0cm" style:auto-text-indent="false"/>
      <style:text-properties fo:font-size="14pt" fo:language="ru" fo:country="RU" fo:font-style="normal" style:text-underline-style="none" fo:font-weight="normal" officeooo:rsid="00209a14" officeooo:paragraph-rsid="00209a14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margin-left="-0.979cm" fo:margin-right="0cm" fo:text-align="center" style:justify-single-word="false" fo:text-indent="0cm" style:auto-text-indent="false"/>
      <style:text-properties fo:font-size="14pt" fo:language="ru" fo:country="RU" fo:font-style="normal" style:text-underline-style="none" fo:font-weight="bold" officeooo:rsid="001f5def" officeooo:paragraph-rsid="001f5def" style:font-size-asian="14pt" style:font-style-asian="normal" style:font-weight-asian="bold" style:font-size-complex="14pt" style:font-style-complex="normal" style:font-weight-complex="bold"/>
    </style:style>
    <style:style style:name="P41" style:family="paragraph">
      <loext:graphic-properties draw:fill="solid" draw:fill-color="#ffffcc"/>
    </style:style>
    <style:style style:name="P42" style:family="paragraph">
      <style:paragraph-properties fo:text-align="center"/>
    </style:style>
    <style:style style:name="P43" style:family="paragraph">
      <loext:graphic-properties draw:fill="none"/>
    </style:style>
    <style:style style:name="T1" style:family="text">
      <style:text-properties officeooo:rsid="001c700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fe3d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officeooo:rsid="001f5def" style:font-style-asian="normal" style:font-style-complex="normal"/>
    </style:style>
    <style:style style:name="T6" style:family="text">
      <style:text-properties fo:language="en" fo:country="US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201904"/>
    </style:style>
    <style:style style:name="T9" style:family="text">
      <style:text-properties style:text-underline-style="none" officeooo:rsid="00209a14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44cm" fo:text-indent="-0.635cm" fo:margin-left="0.34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79cm" fo:text-indent="-0.635cm" fo:margin-left="0.97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14cm" fo:text-indent="-0.635cm" fo:margin-left="1.61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</text:list-level-style-number>
    </text:list-style>
    <style:style style:name="gr1" style:family="graphic">
      <style:graphic-properties draw:fill="solid" draw:fill-color="#ffffc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лассификация индексов</text:p>
      <text:p text:style-name="P3"><draw:custom-shape text:anchor-type="paragraph" draw:z-index="0" draw:style-name="gr1" draw:text-style-name="P41" svg:width="4.075cm" svg:height="1.033cm" svg:x="6.119cm" svg:y="0.476cm"><text:p><text:s text:c="11"/>Индексы</text:p><draw:enhanced-geometry svg:viewBox="0 0 21600 21600" draw:type="rectangle" draw:enhanced-path="M 0 0 L 21600 0 21600 21600 0 21600 0 0 Z N"/></draw:custom-shape></text:p>
      <text:p text:style-name="P3"/>
      <text:p text:style-name="P3"><draw:line text:anchor-type="paragraph" draw:z-index="13" draw:style-name="gr2" draw:text-style-name="P42" svg:x1="8.103cm" svg:y1="0.69cm" svg:x2="8.103cm" svg:y2="0.372cm"><text:p/></draw:line></text:p>
      <text:p text:style-name="P3"><draw:line text:anchor-type="paragraph" draw:z-index="33" draw:style-name="gr2" draw:text-style-name="P42" svg:x1="11.939cm" svg:y1="7.451cm" svg:x2="11.939cm" svg:y2="7.133cm"><text:p/></draw:line><draw:line text:anchor-type="paragraph" draw:z-index="32" draw:style-name="gr2" draw:text-style-name="P42" svg:x1="5.695cm" svg:y1="7.451cm" svg:x2="5.695cm" svg:y2="7.133cm"><text:p/></draw:line><draw:line text:anchor-type="paragraph" draw:z-index="31" draw:style-name="gr2" draw:text-style-name="P42" svg:x1="5.696cm" svg:y1="7.133cm" svg:x2="11.94cm" svg:y2="7.133cm"><text:p/></draw:line><draw:line text:anchor-type="paragraph" draw:z-index="30" draw:style-name="gr2" draw:text-style-name="P42" svg:x1="12.813cm" svg:y1="6.71cm" svg:x2="12.813cm" svg:y2="3.784cm"><text:p/></draw:line><draw:line text:anchor-type="paragraph" draw:z-index="29" draw:style-name="gr2" draw:text-style-name="P42" svg:x1="8.58cm" svg:y1="6.244cm" svg:x2="8.58cm" svg:y2="7.08cm"><text:p/></draw:line><draw:line text:anchor-type="paragraph" draw:z-index="28" draw:style-name="gr2" draw:text-style-name="P42" svg:x1="3.711cm" svg:y1="6.71cm" svg:x2="3.711cm" svg:y2="6.71cm"><text:p/></draw:line><draw:custom-shape text:anchor-type="paragraph" draw:z-index="6" draw:style-name="gr1" draw:text-style-name="P41" svg:width="4.075cm" svg:height="1.033cm" svg:x="1.409cm" svg:y="5.212cm"><text:p><text:s text:c="11"/>Агрегатные</text:p><draw:enhanced-geometry svg:viewBox="0 0 21600 21600" draw:type="rectangle" draw:enhanced-path="M 0 0 L 21600 0 21600 21600 0 21600 0 0 Z N"/></draw:custom-shape><draw:line text:anchor-type="paragraph" draw:z-index="27" draw:style-name="gr2" draw:text-style-name="P42" svg:x1="3.711cm" svg:y1="6.244cm" svg:x2="3.711cm" svg:y2="6.71cm"><text:p/></draw:line><draw:line text:anchor-type="paragraph" draw:z-index="26" draw:style-name="gr2" draw:text-style-name="P42" svg:x1="3.844cm" svg:y1="3.784cm" svg:x2="3.844cm" svg:y2="4.329cm"><text:p/></draw:line><draw:line text:anchor-type="paragraph" draw:z-index="25" draw:style-name="gr2" draw:text-style-name="P42" svg:x1="6.119cm" svg:y1="4.646cm" svg:x2="6.119cm" svg:y2="4.328cm"><text:p/></draw:line><draw:line text:anchor-type="paragraph" draw:z-index="24" draw:style-name="gr2" draw:text-style-name="P42" svg:x1="8.368cm" svg:y1="4.699cm" svg:x2="8.368cm" svg:y2="5.212cm"><text:p/></draw:line><draw:line text:anchor-type="paragraph" draw:z-index="23" draw:style-name="gr2" draw:text-style-name="P42" svg:x1="8.368cm" svg:y1="4.699cm" svg:x2="3.87cm" svg:y2="4.699cm"><text:p/></draw:line><draw:line text:anchor-type="paragraph" draw:z-index="22" draw:style-name="gr2" draw:text-style-name="P42" svg:x1="3.87cm" svg:y1="4.699cm" svg:x2="3.87cm" svg:y2="5.212cm"><text:p/></draw:line><draw:line text:anchor-type="paragraph" draw:z-index="21" draw:style-name="gr2" draw:text-style-name="P42" svg:x1="8.341cm" svg:y1="2.159cm" svg:x2="8.341cm" svg:y2="2.752cm"><text:p/></draw:line><draw:line text:anchor-type="paragraph" draw:z-index="20" draw:style-name="gr2" draw:text-style-name="P42" svg:x1="8.342cm" svg:y1="4.329cm" svg:x2="3.844cm" svg:y2="4.329cm"><text:p/></draw:line><draw:line text:anchor-type="paragraph" draw:z-index="19" draw:style-name="gr2" draw:text-style-name="P42" svg:x1="8.341cm" svg:y1="3.784cm" svg:x2="8.341cm" svg:y2="4.329cm"><text:p/></draw:line><draw:line text:anchor-type="paragraph" draw:z-index="18" draw:style-name="gr2" draw:text-style-name="P42" svg:x1="3.844cm" svg:y1="3.784cm" svg:x2="3.844cm" svg:y2="4.329cm"><text:p/></draw:line><draw:line text:anchor-type="paragraph" draw:z-index="17" draw:style-name="gr2" draw:text-style-name="P42" svg:x1="12.707cm" svg:y1="1.535cm" svg:x2="12.707cm" svg:y2="2.752cm"><text:p/></draw:line><draw:line text:anchor-type="paragraph" draw:z-index="16" draw:style-name="gr2" draw:text-style-name="P42" svg:x1="3.817cm" svg:y1="1.482cm" svg:x2="3.817cm" svg:y2="2.752cm"><text:p/></draw:line><draw:line text:anchor-type="paragraph" draw:z-index="15" draw:style-name="gr2" draw:text-style-name="P42" svg:x1="12.681cm" svg:y1="0.503cm" svg:x2="12.681cm" svg:y2="0.122cm"><text:p/></draw:line><draw:line text:anchor-type="paragraph" draw:z-index="14" draw:style-name="gr2" draw:text-style-name="P42" svg:x1="3.817cm" svg:y1="0.44cm" svg:x2="3.817cm" svg:y2="0.122cm"><text:p/></draw:line><draw:line text:anchor-type="paragraph" draw:z-index="12" draw:style-name="gr2" draw:text-style-name="P42" svg:x1="3.711cm" svg:y1="6.71cm" svg:x2="12.813cm" svg:y2="6.71cm"><text:p/></draw:line><draw:line text:anchor-type="paragraph" draw:z-index="11" draw:style-name="gr2" draw:text-style-name="P42" svg:x1="3.817cm" svg:y1="2.159cm" svg:x2="12.681cm" svg:y2="2.159cm"><text:p/></draw:line><draw:line text:anchor-type="paragraph" draw:z-index="10" draw:style-name="gr2" draw:text-style-name="P42" svg:x1="3.817cm" svg:y1="0.122cm" svg:x2="12.681cm" svg:y2="0.122cm"><text:p/></draw:line><draw:custom-shape text:anchor-type="paragraph" draw:z-index="9" draw:style-name="gr1" draw:text-style-name="P41" svg:width="4.075cm" svg:height="1.033cm" svg:x="9.955cm" svg:y="7.461cm"><text:p><text:s text:c="11"/>Базисные</text:p><draw:enhanced-geometry svg:viewBox="0 0 21600 21600" draw:type="rectangle" draw:enhanced-path="M 0 0 L 21600 0 21600 21600 0 21600 0 0 Z N"/></draw:custom-shape><draw:custom-shape text:anchor-type="paragraph" draw:z-index="8" draw:style-name="gr1" draw:text-style-name="P41" svg:width="4.075cm" svg:height="1.033cm" svg:x="3.473cm" svg:y="7.514cm"><text:p><text:s text:c="12"/>Цепные</text:p><draw:enhanced-geometry svg:viewBox="0 0 21600 21600" draw:type="rectangle" draw:enhanced-path="M 0 0 L 21600 0 21600 21600 0 21600 0 0 Z N"/></draw:custom-shape><draw:custom-shape text:anchor-type="paragraph" draw:z-index="7" draw:style-name="gr1" draw:text-style-name="P41" svg:width="4.075cm" svg:height="1.033cm" svg:x="6.41cm" svg:y="5.186cm"><text:p><text:s text:c="11"/>Средние из</text:p><text:p><text:s text:c="6"/>индивидуальных</text:p><draw:enhanced-geometry svg:viewBox="0 0 21600 21600" draw:type="rectangle" draw:enhanced-path="M 0 0 L 21600 0 21600 21600 0 21600 0 0 Z N"/></draw:custom-shape><draw:custom-shape text:anchor-type="paragraph" draw:z-index="5" draw:style-name="gr1" draw:text-style-name="P41" svg:width="4.075cm" svg:height="1.033cm" svg:x="11.278cm" svg:y="2.752cm"><text:p><text:s text:c="6"/>Индивидуальные</text:p><draw:enhanced-geometry svg:viewBox="0 0 21600 21600" draw:type="rectangle" draw:enhanced-path="M 0 0 L 21600 0 21600 21600 0 21600 0 0 Z N"/></draw:custom-shape><draw:custom-shape text:anchor-type="paragraph" draw:z-index="4" draw:style-name="gr1" draw:text-style-name="P41" svg:width="4.075cm" svg:height="1.033cm" svg:x="6.357cm" svg:y="2.752cm"><text:p><text:s text:c="11"/>Групповые</text:p><draw:enhanced-geometry svg:viewBox="0 0 21600 21600" draw:type="rectangle" draw:enhanced-path="M 0 0 L 21600 0 21600 21600 0 21600 0 0 Z N"/></draw:custom-shape><draw:custom-shape text:anchor-type="paragraph" draw:z-index="3" draw:style-name="gr1" draw:text-style-name="P41" svg:width="4.075cm" svg:height="1.033cm" svg:x="1.383cm" svg:y="2.752cm"><text:p><text:s text:c="11"/>Общие</text:p><draw:enhanced-geometry svg:viewBox="0 0 21600 21600" draw:type="rectangle" draw:enhanced-path="M 0 0 L 21600 0 21600 21600 0 21600 0 0 Z N"/></draw:custom-shape><draw:custom-shape text:anchor-type="paragraph" draw:z-index="2" draw:style-name="gr1" draw:text-style-name="P41" svg:width="4.075cm" svg:height="1.033cm" svg:x="11.252cm" svg:y="0.503cm"><text:p><text:s text:c="9"/>Качественных</text:p><text:p><text:s text:c="11"/>показателей</text:p><draw:enhanced-geometry svg:viewBox="0 0 21600 21600" draw:type="rectangle" draw:enhanced-path="M 0 0 L 21600 0 21600 21600 0 21600 0 0 Z N"/></draw:custom-shape><draw:custom-shape text:anchor-type="paragraph" draw:z-index="1" draw:style-name="gr1" draw:text-style-name="P41" svg:width="4.075cm" svg:height="1.033cm" svg:x="1.356cm" svg:y="0.45cm"><text:p><text:s text:c="11"/>Объемных</text:p><text:p><text:s text:c="10"/>показателей</text:p><draw:enhanced-geometry svg:viewBox="0 0 21600 21600" draw:type="rectangle" draw:enhanced-path="M 0 0 L 21600 0 21600 21600 0 21600 0 0 Z N"/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Виды индексов</text:p>
      <text:p text:style-name="P2"><draw:custom-shape text:anchor-type="paragraph" draw:z-index="34" draw:style-name="gr3" draw:text-style-name="P43" svg:width="3.017cm" svg:height="1.165cm" svg:x="7.167cm" svg:y="0.296cm"><text:p/><draw:enhanced-geometry svg:viewBox="0 0 21600 21600" draw:glue-points="10800 0 0 10800 10800 21600 21600 10800" draw:type="flowchart-process" draw:enhanced-path="M 0 0 L 21600 0 21600 21600 0 21600 0 0 Z N"/></draw:custom-shape></text:p>
      <text:p text:style-name="P4"><draw:line text:anchor-type="paragraph" draw:z-index="58" draw:style-name="gr2" draw:text-style-name="P42" svg:x1="7.167cm" svg:y1="0.258cm" svg:x2="0.817cm" svg:y2="0.258cm"><text:p/></draw:line><draw:line text:anchor-type="paragraph" draw:z-index="59" draw:style-name="gr2" draw:text-style-name="P42" svg:x1="0.817cm" svg:y1="0.258cm" svg:x2="0.817cm" svg:y2="1.078cm"><text:p/></draw:line>Индексы</text:p>
      <text:p text:style-name="P4"><draw:custom-shape text:anchor-type="paragraph" draw:z-index="35" draw:style-name="gr3" draw:text-style-name="P43" svg:width="4.896cm" svg:height="1.403cm" svg:x="-1.353cm" svg:y="0.51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6" draw:style-name="gr3" draw:text-style-name="P43" svg:width="4.208cm" svg:height="1.297cm" svg:x="4.6cm" svg:y="0.483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7" draw:style-name="gr3" draw:text-style-name="P43" svg:width="4.446cm" svg:height="1.324cm" svg:x="10.315cm" svg:y="0.43cm"><text:p/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60" draw:style-name="gr2" draw:text-style-name="P42" svg:x1="7.749cm" svg:y1="0.325cm" svg:x2="7.749cm" svg:y2="0.484cm"><text:p/></draw:line></text:p>
      <text:p text:style-name="P6"><draw:line text:anchor-type="paragraph" draw:z-index="61" draw:style-name="gr2" draw:text-style-name="P42" svg:x1="8.807cm" svg:y1="0.471cm" svg:x2="10.315cm" svg:y2="0.471cm"><text:p/></draw:line>Составные элементы <text:s text:c="13"/>Виды индексов <text:s text:c="19"/>По содержанию</text:p>
      <text:p text:style-name="P7"><draw:line text:anchor-type="paragraph" draw:z-index="62" draw:style-name="gr2" draw:text-style-name="P42" svg:x1="3.78cm" svg:y1="5.248cm" svg:x2="3.78cm" svg:y2="0.168cm"><text:p/></draw:line><draw:line text:anchor-type="paragraph" draw:z-index="63" draw:style-name="gr2" draw:text-style-name="P42" svg:x1="3.78cm" svg:y1="0.168cm" svg:x2="4.6cm" svg:y2="0.168cm"><text:p/></draw:line><draw:line text:anchor-type="paragraph" draw:z-index="66" draw:style-name="gr2" draw:text-style-name="P42" svg:x1="-1.935cm" svg:y1="0.194cm" svg:x2="-1.935cm" svg:y2="10.063cm"><text:p/></draw:line><draw:line text:anchor-type="paragraph" draw:z-index="67" draw:style-name="gr2" draw:text-style-name="P42" svg:x1="-1.935cm" svg:y1="0.194cm" svg:x2="-1.353cm" svg:y2="0.194cm"><text:p/></draw:line> <text:s text:c="8"/>индекса</text:p>
      <text:p text:style-name="P5"><draw:custom-shape text:anchor-type="paragraph" draw:z-index="38" draw:style-name="gr3" draw:text-style-name="P43" svg:width="4.155cm" svg:height="1.43cm" svg:x="-1.379cm" svg:y="0.367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2" draw:style-name="gr3" draw:text-style-name="P43" svg:width="4.446cm" svg:height="1.509cm" svg:x="8.754cm" svg:y="0.446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3" draw:style-name="gr3" draw:text-style-name="P43" svg:width="3.864cm" svg:height="2.25cm" svg:x="13.649cm" svg:y="0.288cm"><text:p/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75" draw:style-name="gr2" draw:text-style-name="P42" svg:x1="11.638cm" svg:y1="0.049cm" svg:x2="11.268cm" svg:y2="0.446cm"><text:p/></draw:line><draw:line text:anchor-type="paragraph" draw:z-index="76" draw:style-name="gr2" draw:text-style-name="P42" svg:x1="14.072cm" svg:y1="0.049cm" svg:x2="14.284cm" svg:y2="0.287cm"><text:p/></draw:line></text:p>
      <text:p text:style-name="P8"><draw:custom-shape text:anchor-type="paragraph" draw:z-index="41" draw:style-name="gr3" draw:text-style-name="P43" svg:width="4.181cm" svg:height="1.324cm" svg:x="4.071cm" svg:y="0.011cm"><text:p/><draw:enhanced-geometry svg:viewBox="0 0 21600 21600" draw:glue-points="10800 0 0 10800 10800 21600 21600 10800" draw:type="flowchart-process" draw:enhanced-path="M 0 0 L 21600 0 21600 21600 0 21600 0 0 Z N"/></draw:custom-shape>Индексируемые <text:s text:c="15"/>Индивидуальные <text:s text:c="12"/>Индексы объ- <text:s text:c="17"/>Индексы <text:s text:c="5"/></text:p>
      <text:p text:style-name="P21"><draw:line text:anchor-type="paragraph" draw:z-index="68" draw:style-name="gr2" draw:text-style-name="P42" svg:x1="-1.935cm" svg:y1="0.051cm" svg:x2="-1.379cm" svg:y2="0.051cm"><text:p/></draw:line><draw:line text:anchor-type="paragraph" draw:z-index="77" draw:style-name="gr2" draw:text-style-name="P42" svg:x1="18.306cm" svg:y1="0.289cm" svg:x2="18.306cm" svg:y2="7.512cm"><text:p/></draw:line><draw:line text:anchor-type="paragraph" draw:z-index="81" draw:style-name="gr2" draw:text-style-name="P42" svg:x1="18.306cm" svg:y1="0.289cm" svg:x2="17.512cm" svg:y2="0.289cm"><text:p/></draw:line> <text:s text:c="2"/>величины <text:s text:c="27"/>индексы <text:s text:c="18"/>емных показателей <text:s text:c="8"/>качественных </text:p>
      <text:p text:style-name="P9"><draw:line text:anchor-type="paragraph" draw:z-index="82" draw:style-name="gr2" draw:text-style-name="P42" svg:x1="11.241cm" svg:y1="0.25cm" svg:x2="11.241cm" svg:y2="0.964cm"><text:p/></draw:line> <text:s text:c="124"/>показателей</text:p>
      <text:p text:style-name="P5"><draw:custom-shape text:anchor-type="paragraph" draw:z-index="39" draw:style-name="gr3" draw:text-style-name="P43" svg:width="4.71cm" svg:height="1.482cm" svg:x="-1.326cm" svg:y="0.159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4" draw:style-name="gr3" draw:text-style-name="P43" svg:width="4.366cm" svg:height="1.324cm" svg:x="4.018cm" svg:y="0.265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5" draw:style-name="gr3" draw:text-style-name="P43" svg:width="4.049cm" svg:height="1.959cm" svg:x="9.495cm" svg:y="0.397cm"><text:p/><draw:enhanced-geometry svg:viewBox="0 0 21600 21600" draw:glue-points="10800 0 0 10800 10800 21600 21600 10800" draw:type="flowchart-process" draw:enhanced-path="M 0 0 L 21600 0 21600 21600 0 21600 0 0 Z N"/></draw:custom-shape></text:p>
      <text:p text:style-name="P22"><draw:custom-shape text:anchor-type="paragraph" draw:z-index="46" draw:style-name="gr3" draw:text-style-name="P43" svg:width="3.07cm" svg:height="1.086cm" svg:x="14.39cm" svg:y="0.358cm"><text:p/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69" draw:style-name="gr2" draw:text-style-name="P42" svg:x1="-1.935cm" svg:y1="0.385cm" svg:x2="-1.326cm" svg:y2="0.385cm"><text:p/></draw:line>Соизмерители (веса) <text:s text:c="8"/>Общие индексы <text:s text:c="19"/>Индексы физи- <text:s text:c="9"/></text:p>
      <text:p text:style-name="P9"><draw:line text:anchor-type="paragraph" draw:z-index="80" draw:style-name="gr2" draw:text-style-name="P42" svg:x1="17.459cm" svg:y1="0.319cm" svg:x2="18.306cm" svg:y2="0.319cm"><text:p/></draw:line> <text:s text:c="86"/>ческого объема <text:s text:c="13"/>Индекс цен</text:p>
      <text:p text:style-name="P9"><text:s text:c="92"/>продукции <text:s text:c="7"/></text:p>
      <text:p text:style-name="P5"><draw:custom-shape text:anchor-type="paragraph" draw:z-index="40" draw:style-name="gr3" draw:text-style-name="P43" svg:width="3.943cm" svg:height="1.8cm" svg:x="-1.221cm" svg:y="0.242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7" draw:style-name="gr3" draw:text-style-name="P43" svg:width="3.414cm" svg:height="1.562cm" svg:x="14.469cm" svg:y="0.48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0" draw:style-name="gr3" draw:text-style-name="P43" svg:width="4.816cm" svg:height="1.906cm" svg:x="9.469cm" svg:y="0.374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1" draw:style-name="gr3" draw:text-style-name="P43" svg:width="5.425cm" svg:height="1.773cm" svg:x="3.648cm" svg:y="0.136cm"><text:p/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83" draw:style-name="gr2" draw:text-style-name="P42" svg:x1="11.294cm" svg:y1="0.083cm" svg:x2="11.294cm" svg:y2="0.374cm"><text:p/></draw:line></text:p>
      <text:p text:style-name="P8">Формы общего <text:s text:c="14"/>Система динамических <text:s text:c="7"/>Индексы структуры <text:s text:c="5"/>Индекс се-</text:p>
      <text:p text:style-name="P10"><draw:line text:anchor-type="paragraph" draw:z-index="70" draw:style-name="gr2" draw:text-style-name="P42" svg:x1="-1.935cm" svg:y1="0.138cm" svg:x2="-1.221cm" svg:y2="0.138cm"><text:p/></draw:line><draw:line text:anchor-type="paragraph" draw:z-index="79" draw:style-name="gr2" draw:text-style-name="P42" svg:x1="17.882cm" svg:y1="0.191cm" svg:x2="18.305cm" svg:y2="0.191cm"><text:p/></draw:line>индекса <text:s text:c="38"/>индексов <text:s text:c="18"/>и размера посевных <text:s text:c="4"/>бестоимости</text:p>
      <text:p text:style-name="P11"><draw:custom-shape text:anchor-type="paragraph" draw:z-index="52" draw:style-name="gr3" draw:text-style-name="P43" svg:width="2.726cm" svg:height="1.033cm" svg:x="3.463cm" svg:y="0.363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3" draw:style-name="gr3" draw:text-style-name="P43" svg:width="2.356cm" svg:height="0.927cm" svg:x="6.981cm" svg:y="0.363cm"><text:p/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64" draw:style-name="gr2" draw:text-style-name="P42" svg:x1="4.838cm" svg:y1="0.205cm" svg:x2="4.864cm" svg:y2="0.364cm"><text:p/></draw:line><draw:line text:anchor-type="paragraph" draw:z-index="65" draw:style-name="gr2" draw:text-style-name="P42" svg:x1="8.093cm" svg:y1="0.364cm" svg:x2="8.119cm" svg:y2="0.205cm"><text:p/></draw:line> <text:s text:c="94"/>площадей</text:p>
      <text:p text:style-name="P11"><draw:custom-shape text:anchor-type="paragraph" draw:z-index="48" draw:style-name="gr3" draw:text-style-name="P43" svg:width="3.149cm" svg:height="1.985cm" svg:x="14.681cm" svg:y="0.51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9" draw:style-name="gr3" draw:text-style-name="P43" svg:width="4.499cm" svg:height="1.35cm" svg:x="10.051cm" svg:y="0.43cm"><text:p/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84" draw:style-name="gr2" draw:text-style-name="P42" svg:x1="11.426cm" svg:y1="0.007cm" svg:x2="11.426cm" svg:y2="0.43cm"><text:p/></draw:line> <text:s text:c="37"/>Базисные <text:s text:c="12"/>Цепные</text:p>
      <text:p text:style-name="P11"><draw:custom-shape text:anchor-type="paragraph" draw:z-index="54" draw:style-name="gr3" draw:text-style-name="P43" svg:width="3.123cm" svg:height="1.059cm" svg:x="-1.221cm" svg:y="0.339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6" draw:style-name="gr3" draw:text-style-name="P43" svg:width="7.488cm" svg:height="0.953cm" svg:x="2.272cm" svg:y="0.418cm"><text:p/><draw:enhanced-geometry svg:viewBox="0 0 21600 21600" draw:glue-points="10800 0 0 10800 10800 21600 21600 10800" draw:type="flowchart-process" draw:enhanced-path="M 0 0 L 21600 0 21600 21600 0 21600 0 0 Z N"/></draw:custom-shape> <text:s text:c="89"/>Индекс численности <text:s text:c="2"/><text:span text:style-name="T1">Индекс про-</text:span></text:p>
      <text:p text:style-name="P11"><draw:line text:anchor-type="paragraph" draw:z-index="71" draw:style-name="gr2" draw:text-style-name="P42" svg:x1="-1.935cm" svg:y1="0.353cm" svg:x2="-1.221cm" svg:y2="0.353cm"><text:p/></draw:line><draw:line text:anchor-type="paragraph" draw:z-index="73" draw:style-name="gr2" draw:text-style-name="P42" svg:x1="1.901cm" svg:y1="0.22cm" svg:x2="2.271cm" svg:y2="0.22cm"><text:p/></draw:line><draw:line text:anchor-type="paragraph" draw:z-index="74" draw:style-name="gr2" draw:text-style-name="P42" svg:x1="1.901cm" svg:y1="0.22cm" svg:x2="2.245cm" svg:y2="1.04cm"><text:p/></draw:line>Агрегатная <text:s text:c="8"/>Средний арифметический индекс <text:s text:c="10"/>скота и др. <text:s text:c="12"/><text:span text:style-name="T1">изводитель-</text:span></text:p>
      <text:p text:style-name="P11"><draw:custom-shape text:anchor-type="paragraph" draw:z-index="55" draw:style-name="gr3" draw:text-style-name="P43" svg:width="3.229cm" svg:height="0.9cm" svg:x="-1.221cm" svg:y="0.473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7" draw:style-name="gr3" draw:text-style-name="P43" svg:width="7.462cm" svg:height="0.9cm" svg:x="2.245cm" svg:y="0.473cm"><text:p/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78" draw:style-name="gr2" draw:text-style-name="P42" svg:x1="18.305cm" svg:y1="0.129cm" svg:x2="17.829cm" svg:y2="0.129cm"><text:p/></draw:line> <text:s text:c="127"/><text:span text:style-name="T1">ности труда</text:span></text:p>
      <text:p text:style-name="P11"><draw:line text:anchor-type="paragraph" draw:z-index="72" draw:style-name="gr2" draw:text-style-name="P42" svg:x1="-1.935cm" svg:y1="0.407cm" svg:x2="-1.221cm" svg:y2="0.407cm"><text:p/></draw:line><text:span text:style-name="T1">Средняя</text:span> <text:s text:c="13"/>Средний гармонический индекс</text:p>
      <text:p text:style-name="P11"/>
      <text:p text:style-name="P12"><text:soft-page-break/>Опорный конспект № 5</text:p>
      <text:p text:style-name="P12">Тема: Индексный метод</text:p>
      <text:p text:style-name="P12"/>
      <text:p text:style-name="P13"><text:tab/><text:span text:style-name="T2">Индексы</text:span> — относительные величины, которые показывают изменения явлений во времени или пространстве.</text:p>
      <text:p text:style-name="P13"><text:s text:c="4"/></text:p>
      <text:p text:style-name="P13"><text:tab/><text:span text:style-name="T3">Период, с которым производится сравнение — базисный («0»)</text:span></text:p>
      <text:p text:style-name="P13"><text:tab/><text:span text:style-name="T3">Период, который сравнивают — текущий или отчетный («1»)</text:span></text:p>
      <text:p text:style-name="P13"/>
      <text:p text:style-name="P17"><draw:line text:anchor-type="paragraph" draw:z-index="85" draw:style-name="gr2" draw:text-style-name="P42" svg:x1="6.188cm" svg:y1="0.497cm" svg:x2="3.198cm" svg:y2="1.238cm"><text:p/></draw:line><draw:line text:anchor-type="paragraph" draw:z-index="86" draw:style-name="gr2" draw:text-style-name="P42" svg:x1="10.024cm" svg:y1="0.55cm" svg:x2="13.014cm" svg:y2="1.185cm"><text:p/></draw:line>Элементы индекса</text:p>
      <text:p text:style-name="P18"/>
      <text:p text:style-name="P19"><text:s text:c="6"/>Индексируемые величины <text:s text:c="59"/>Веса</text:p>
      <text:p text:style-name="P15">(изменение которых должен отразить <text:s text:c="20"/>(соизменители, которые берутся для</text:p>
      <text:p text:style-name="P15"><text:s text:c="23"/>индекс) <text:s text:c="69"/>взвешивания)</text:p>
      <text:p text:style-name="P15"/>
      <text:p text:style-name="P17"><draw:line text:anchor-type="paragraph" draw:z-index="87" draw:style-name="gr2" draw:text-style-name="P42" svg:x1="7.167cm" svg:y1="0.45cm" svg:x2="3.066cm" svg:y2="1.191cm"><text:p/></draw:line><draw:line text:anchor-type="paragraph" draw:z-index="88" draw:style-name="gr2" draw:text-style-name="P42" svg:x1="9.336cm" svg:y1="0.476cm" svg:x2="12.167cm" svg:y2="1.111cm"><text:p/></draw:line>Индексы</text:p>
      <text:p text:style-name="P14"/>
      <text:p text:style-name="P20"><text:tab/>Индивидуальные (<text:span text:style-name="T6">I) <text:tab/><text:tab/><text:tab/><text:tab/><text:tab/><text:tab/> <text:s/></text:span>Общие(<text:span text:style-name="T6">J</text:span>)</text:p>
      <text:p text:style-name="P16">(характеризуют соотношение величин <text:s text:c="12"/>(дают сравнительную характеристику</text:p>
      <text:p text:style-name="P16">отдельных элементов сложного явления) <text:s text:c="16"/>сложных явлений в целом)</text:p>
      <text:p text:style-name="P16"/>
      <text:p text:style-name="P16"/>
      <text:p text:style-name="P16"><text:tab/><text:span text:style-name="T2">Способы исчисления общих индексов:</text:span></text:p>
      <text:p text:style-name="P26"/>
      <text:list xml:id="list3192995822579956810" text:style-name="L14">
        <text:list-item>
          <text:p text:style-name="P27">Агрегатные индексы<text:span text:style-name="T7"> — этот способ заключается в том, что сначала отыскивают общие соизмерители для индексируемых величин отчетного и базисного периодов и после этого исчисляют отношение этих двух сумм.</text:span></text:p>
          <text:p text:style-name="P28"/>
        </text:list-item>
        <text:list-item>
          <text:p text:style-name="P27">Средние<text:span text:style-name="T7"> — сначала исчисляют индивидуальные индексы, характеризкющие изменения отдельных элементов сложного явления, а затем среднюю величину изменений всех составных элементов.</text:span></text:p>
        </text:list-item>
      </text:list>
      <text:p text:style-name="P29"/>
      <text:p text:style-name="P30"/>
      <text:p text:style-name="P31"><draw:line text:anchor-type="paragraph" draw:z-index="89" draw:style-name="gr2" draw:text-style-name="P42" svg:x1="7.59cm" svg:y1="0.492cm" svg:x2="3.41cm" svg:y2="1.18cm"><text:p/></draw:line><draw:line text:anchor-type="paragraph" draw:z-index="90" draw:style-name="gr2" draw:text-style-name="P42" svg:x1="9.786cm" svg:y1="0.466cm" svg:x2="13.173cm" svg:y2="1.127cm"><text:p/></draw:line>Индексы</text:p>
      <text:p text:style-name="P32"/>
      <text:p text:style-name="P33"><text:s text:c="21"/>Базисные <text:s text:c="74"/>Цепные</text:p>
      <text:p text:style-name="P23"><text:span text:style-name="T4">(при их исчислении данные всех перио- <text:s text:c="11"/></text:span><text:span text:style-name="T5">(при исчислении данные каждого пери-</text:span></text:p>
      <text:p text:style-name="P23"><text:span text:style-name="T4">дов сравниваются </text:span><text:span text:style-name="T5">с одним периодом, <text:s text:c="17"/>ода сравниваются с данными предше-</text:span></text:p>
      <text:p text:style-name="P34"><text:s text:c="17"/>взятым за базу) <text:s text:c="48"/>ствующего ему периода)</text:p>
      <text:p text:style-name="P34"/>
      <text:p text:style-name="P40">Зависимость индексов</text:p>
      <text:p text:style-name="P40"/>
      <text:p text:style-name="P35"><text:tab/>Произведение цепных индексов равняется соответствующему базисному индексу, а отношение каждого последующего базисного индекса к предыдущему дает цепной индекс.</text:p>
      <text:p text:style-name="P40"><text:soft-page-break/>Тест на тему: «Индексный метод»</text:p>
      <text:p text:style-name="P35">1. Цена за одну ед. товара в базисном периоде составила 80 руб., в отчетном периоде она возросла до 85 руб. Индивидуальный индекс цены составит:</text:p>
      <text:p text:style-name="P35"><text:tab/><text:tab/>а) 1,1;</text:p>
      <text:p text:style-name="P35"><text:tab/><text:tab/>б) 1,15;</text:p>
      <text:p text:style-name="P35"><text:tab/><text:tab/>в) 1,06;</text:p>
      <text:p text:style-name="P35"><text:tab/><text:tab/>г) 1,04.</text:p>
      <text:p text:style-name="P35">2. Если производство изделий в натуральном выражении снизилось на 20% по сравнению с прошлым годом, а цены на это изделие возросли за этот период на 35%, на сколько процентов изменилась стоимость продукции в сравнении с прошлым годом?</text:p>
      <text:p text:style-name="P35"><text:tab/><text:tab/>а) на 8%;</text:p>
      <text:p text:style-name="P35"><text:tab/><text:tab/>б) на 12%;</text:p>
      <text:p text:style-name="P35"><text:tab/><text:tab/>в) на 1%;</text:p>
      <text:p text:style-name="P35"><text:tab/><text:tab/>г) на 3%.</text:p>
      <text:p text:style-name="P24"><text:span text:style-name="T7">3. Как </text:span><text:span text:style-name="T8">изменились в среднем цены на продукцию, если количество произведенной продукции увеличилось на 8%, а товарооборот возрос на 5%?</text:span></text:p>
      <text:p text:style-name="P36"><text:tab/><text:tab/>а) увеличились на 3%;</text:p>
      <text:p text:style-name="P36"><text:tab/><text:tab/>б) снизились на 2,8%;</text:p>
      <text:p text:style-name="P36"><text:tab/><text:tab/>в) увеличились на 1%;</text:p>
      <text:p text:style-name="P36"><text:tab/><text:tab/>г) снизилась на 1%.</text:p>
      <text:p text:style-name="P37">4. Цена за одну единицу товара в базисном периоде составила 75 руб., в отчетном она возросла до 82,5 руб. Рассчитайте индивидуальный индекс цены.</text:p>
      <text:p text:style-name="P37"><text:tab/><text:tab/>а) 1,1;</text:p>
      <text:p text:style-name="P37"><text:tab/><text:tab/>б) 1,15;</text:p>
      <text:p text:style-name="P37"><text:tab/><text:tab/>в) 1,3;</text:p>
      <text:p text:style-name="P37"><text:tab/><text:tab/>г) 1,04.</text:p>
      <text:p text:style-name="P37">5. Отношение двух взвешенных средних с меняющимися весами, показывающее изменение индексируемой величины, принято называть:</text:p>
      <text:p text:style-name="P37"><text:tab/><text:tab/>а) индексом переменного состава;</text:p>
      <text:p text:style-name="P37"><text:tab/><text:tab/>б) индексом постоянного состава;</text:p>
      <text:p text:style-name="P37"><text:tab/><text:tab/>в) индексом структурных сдвигов;</text:p>
      <text:p text:style-name="P37"><text:tab/><text:tab/>г) индивидуальным индексом.</text:p>
      <text:p text:style-name="P37">6. Выпуск продукции сократился с 2100 шт. до 2000 шт. Чему равен индивидуальный индекс физического объема?</text:p>
      <text:p text:style-name="P37"><text:tab/><text:tab/>а) 0,89;</text:p>
      <text:p text:style-name="P37"><text:tab/><text:tab/>б) 0,92;</text:p>
      <text:p text:style-name="P37"><text:tab/><text:tab/>в) 0,95;</text:p>
      <text:p text:style-name="P37"><text:tab/><text:tab/>г) 0,99.</text:p>
      <text:p text:style-name="P25"><text:span text:style-name="T7">7. На сколько процентов изменилась стоимость продукции, если известно, что количество произведенной продукции уменьшилось на 2,5%, а цены </text:span><text:span text:style-name="T9">на 5,2%?</text:span></text:p>
      <text:p text:style-name="P38"><text:tab/><text:tab/>а) на 3%;</text:p>
      <text:p text:style-name="P38"><text:tab/><text:tab/>б) на 2,6%;</text:p>
      <text:p text:style-name="P38"><text:tab/><text:tab/>в) на 2%;</text:p>
      <text:p text:style-name="P38"><text:tab/><text:tab/>г) на 5%.</text:p>
      <text:p text:style-name="P39"><text:soft-page-break/>8. Если индекс переменного состава равен 118%, а индекс структурных сдвигов 107%, то индекс фиксированного состава равен:</text:p>
      <text:p text:style-name="P39"><text:tab/><text:tab/>а) 110%;</text:p>
      <text:p text:style-name="P39"><text:tab/><text:tab/>б) 111%;</text:p>
      <text:p text:style-name="P39"><text:tab/><text:tab/>в) 115%;</text:p>
      <text:p text:style-name="P39"><text:tab/><text:tab/>г) 113%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8cm" fo:margin-right="1.10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5</meta:editing-cycles>
    <meta:generator>LibreOffice/4.4.4.3$Windows_x86 LibreOffice_project/2c39ebcf046445232b798108aa8a7e7d89552ea8</meta:generator>
    <dc:date>2016-01-31T15:18:24.350000000</dc:date>
    <meta:document-statistic meta:table-count="0" meta:image-count="0" meta:object-count="0" meta:page-count="4" meta:paragraph-count="84" meta:word-count="499" meta:character-count="4969" meta:non-whitespace-character-count="3071"/>
    <meta:user-defined meta:name="Info 1"/>
    <meta:user-defined meta:name="Info 2"/>
    <meta:user-defined meta:name="Info 3"/>
    <meta:user-defined meta:name="Info 4"/>
  </office:meta>
</office:document-meta>
</file>